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A000000660DC9BFB3DCC325F7.png" manifest:media-type="image/png"/>
  <manifest:file-entry manifest:full-path="Pictures/1000000000000905000000D54DC70E603FA4E7D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6.796cm" fo:margin-left="-0.002cm" fo:margin-top="0cm" fo:margin-bottom="0cm" table:align="left" style:writing-mode="lr-tb"/>
    </style:style>
    <style:style style:name="Tabella1.A" style:family="table-column">
      <style:table-column-properties style:column-width="4.404cm"/>
    </style:style>
    <style:style style:name="Tabella1.B" style:family="table-column">
      <style:table-column-properties style:column-width="12.39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transparent" fo:padding-left="0.049cm" fo:padding-right="0cm" fo:padding-top="0.049cm" fo:padding-bottom="0.049cm" fo:border-left="0.75pt solid #000000" fo:border-right="none" fo:border-top="0.75pt solid #000000" fo:border-bottom="0.7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49cm" fo:border="0.75pt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53cm" fo:border-left="0.75pt solid #000000" fo:border-right="none" fo:border-top="0.75pt solid #000000" fo:border-bottom="0.7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-left="0.049cm" fo:padding-right="0.049cm" fo:padding-top="0cm" fo:padding-bottom="0.049cm" fo:border-left="0.75pt solid #000000" fo:border-right="0.75pt solid #000000" fo:border-top="none" fo:border-bottom="0.75pt solid #000000">
        <style:background-image/>
      </style:table-cell-properties>
    </style:style>
    <style:style style:name="Tabella1.A4" style:family="table-cell">
      <style:table-cell-properties style:vertical-align="middle" fo:background-color="transparent" fo:padding-left="0.049cm" fo:padding-right="0cm" fo:padding-top="0cm" fo:padding-bottom="0.049cm" fo:border-left="0.75pt solid #000000" fo:border-right="none" fo:border-top="none" fo:border-bottom="0.75pt solid #000000">
        <style:background-image/>
      </style:table-cell-properties>
    </style:style>
    <style:style style:name="Tabella1.A5" style:family="table-cell">
      <style:table-cell-properties style:vertical-align="middle" fo:background-color="transparent" fo:padding="0.053cm" fo:border-left="0.75pt solid #000000" fo:border-right="none" fo:border-top="none" fo:border-bottom="0.75pt solid #000000">
        <style:background-image/>
      </style:table-cell-properties>
    </style:style>
    <style:style style:name="Tabella2" style:family="table">
      <style:table-properties style:width="15.251cm" fo:margin-left="0.012cm" fo:margin-top="0cm" fo:margin-bottom="0cm" table:align="left" fo:background-color="transparent" style:writing-mode="lr-tb">
        <style:background-image/>
      </style:table-properties>
    </style:style>
    <style:style style:name="Tabella2.A" style:family="table-column">
      <style:table-column-properties style:column-width="3.747cm"/>
    </style:style>
    <style:style style:name="Tabella2.B" style:family="table-column">
      <style:table-column-properties style:column-width="4.207cm"/>
    </style:style>
    <style:style style:name="Tabella2.C" style:family="table-column">
      <style:table-column-properties style:column-width="3.993cm"/>
    </style:style>
    <style:style style:name="Tabella2.D" style:family="table-column">
      <style:table-column-properties style:column-width="3.304cm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-left="0.049cm" fo:padding-right="0cm" fo:padding-top="0.049cm" fo:padding-bottom="0.049cm" fo:border-left="0.75pt solid #000000" fo:border-right="none" fo:border-top="0.75pt solid #000000" fo:border-bottom="0.75pt solid #000000">
        <style:background-image/>
      </style:table-cell-properties>
    </style:style>
    <style:style style:name="Tabella2.B1" style:family="table-cell">
      <style:table-cell-properties fo:background-color="#cccccc" fo:padding="0.049cm" fo:border-left="0.75pt solid #000000" fo:border-right="none" fo:border-top="0.75pt solid #000000" fo:border-bottom="0.75pt solid #000000">
        <style:background-image/>
      </style:table-cell-properties>
    </style:style>
    <style:style style:name="Tabella2.D1" style:family="table-cell">
      <style:table-cell-properties fo:background-color="#cccccc" fo:padding="0.049cm" fo:border="0.75pt solid #000000">
        <style:background-image/>
      </style:table-cell-properties>
    </style:style>
    <style:style style:name="Tabella2.A2" style:family="table-cell">
      <style:table-cell-properties fo:background-color="#cccccc" fo:padding-left="0.049cm" fo:padding-right="0cm" fo:padding-top="0cm" fo:padding-bottom="0.049cm" fo:border-left="0.75pt solid #000000" fo:border-right="none" fo:border-top="none" fo:border-bottom="0.75pt solid #000000">
        <style:background-image/>
      </style:table-cell-properties>
    </style:style>
    <style:style style:name="Tabella2.B2" style:family="table-cell">
      <style:table-cell-properties fo:background-color="#cccccc" fo:padding-left="0.049cm" fo:padding-right="0.049cm" fo:padding-top="0cm" fo:padding-bottom="0.049cm" fo:border-left="0.75pt solid #000000" fo:border-right="none" fo:border-top="none" fo:border-bottom="0.75pt solid #000000">
        <style:background-image/>
      </style:table-cell-properties>
    </style:style>
    <style:style style:name="Tabella2.D2" style:family="table-cell">
      <style:table-cell-properties fo:background-color="#cccccc" fo:padding-left="0.049cm" fo:padding-right="0.049cm" fo:padding-top="0cm" fo:padding-bottom="0.049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indent="-2cm" style:auto-text-indent="false"/>
    </style:style>
    <style:style style:name="P2" style:family="paragraph" style:parent-style-name="Footer">
      <style:paragraph-properties fo:margin-left="2cm" fo:margin-right="0cm" fo:text-indent="0.25cm" style:auto-text-indent="false"/>
    </style:style>
    <style:style style:name="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Normal_20__28_Web_29_">
      <style:paragraph-properties fo:margin-top="0.494cm" fo:margin-bottom="0cm" style:contextual-spacing="false" fo:line-height="100%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fo:font-weight="bold" fo:background-color="#ffff00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494cm" fo:margin-bottom="0cm" style:contextual-spacing="false"/>
      <style:text-properties style:font-name="Times New Roman" fo:font-size="14pt" style:font-name-asian="Times New Roman1" style:font-size-asian="14pt" style:font-size-complex="14pt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size-complex="14pt"/>
    </style:style>
    <style:style style:name="P9" style:family="paragraph" style:parent-style-name="Standard">
      <style:paragraph-properties fo:margin-top="0cm" fo:margin-bottom="0.25cm" style:contextual-spacing="false" fo:line-height="115%" fo:orphans="0" fo:widows="0"/>
      <style:text-properties style:font-name="Times New Roman" fo:font-size="14pt" style:font-name-asian="Times New Roman1" style:font-size-asian="14pt" style:font-size-complex="14pt"/>
    </style:style>
    <style:style style:name="P10" style:family="paragraph" style:parent-style-name="Standard">
      <style:paragraph-properties fo:margin-top="0cm" fo:margin-bottom="0.25cm" style:contextual-spacing="false" fo:line-height="115%" fo:text-align="center" style:justify-single-word="false" fo:orphans="0" fo:widows="0"/>
      <style:text-properties style:font-name="Times New Roman" fo:font-size="14pt" style:font-name-asian="Times New Roman1" style:font-size-asian="14pt" style:font-size-complex="14pt"/>
    </style:style>
    <style:style style:name="P11" style:family="paragraph" style:parent-style-name="Standard">
      <style:paragraph-properties fo:margin-top="0cm" fo:margin-bottom="0.25cm" style:contextual-spacing="false" fo:line-height="115%" fo:text-align="center" style:justify-single-word="false" fo:orphans="0" fo:widows="0"/>
      <style:text-properties style:font-name="Times New Roman" fo:font-size="14pt" officeooo:paragraph-rsid="0016b48d" style:font-name-asian="Times New Roman1" style:font-size-asian="14pt" style:font-size-complex="14pt"/>
    </style:style>
    <style:style style:name="P12" style:family="paragraph" style:parent-style-name="Standard">
      <style:paragraph-properties fo:margin-top="0cm" fo:margin-bottom="0.25cm" style:contextual-spacing="false" fo:line-height="115%" fo:text-align="center" style:justify-single-word="false" fo:orphans="0" fo:widows="0"/>
      <style:text-properties style:font-name="Times New Roman" fo:font-size="14pt" officeooo:rsid="00134906" officeooo:paragraph-rsid="00134906" style:font-name-asian="Times New Roman1" style:font-size-asian="14pt" style:font-size-complex="14pt"/>
    </style:style>
    <style:style style:name="P13" style:family="paragraph" style:parent-style-name="Standard">
      <style:paragraph-properties fo:margin-top="0cm" fo:margin-bottom="0.25cm" style:contextual-spacing="false" fo:line-height="115%" fo:text-align="center" style:justify-single-word="false" fo:orphans="0" fo:widows="0"/>
      <style:text-properties style:font-name="Times New Roman" fo:font-size="14pt" officeooo:rsid="00134906" officeooo:paragraph-rsid="0016b48d" style:font-name-asian="Times New Roman1" style:font-size-asian="14pt" style:font-size-complex="14pt"/>
    </style:style>
    <style:style style:name="P14" style:family="paragraph" style:parent-style-name="Standard">
      <style:paragraph-properties fo:margin-top="0.494cm" fo:margin-bottom="0.25cm" style:contextual-spacing="false" fo:line-height="115%"/>
      <style:text-properties style:font-name="Times New Roman" fo:font-size="14pt" officeooo:rsid="0016b48d" style:font-name-asian="Times New Roman1" style:font-size-asian="14pt" style:font-size-complex="14pt"/>
    </style:style>
    <style:style style:name="P15" style:family="paragraph" style:parent-style-name="Standard">
      <style:paragraph-properties fo:margin-top="0.494cm" fo:margin-bottom="0.25cm" style:contextual-spacing="false" fo:line-height="115%"/>
      <style:text-properties style:font-name="Times New Roman" fo:font-size="14pt" officeooo:rsid="0016b48d" officeooo:paragraph-rsid="0016b48d" style:font-name-asian="Times New Roman1" style:font-size-asian="14pt" style:font-size-complex="14pt"/>
    </style:style>
    <style:style style:name="P16" style:family="paragraph" style:parent-style-name="Standard">
      <style:paragraph-properties fo:margin-top="0cm" fo:margin-bottom="0.25cm" style:contextual-spacing="false" fo:line-height="115%" fo:orphans="0" fo:widows="0"/>
      <style:text-properties style:font-name="Times New Roman" fo:font-size="14pt" fo:font-weight="bold" style:font-name-asian="Times New Roman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4cm" fo:margin-bottom="0cm" style:contextual-spacing="false"/>
      <style:text-properties style:font-name="Times New Roman" fo:font-size="14pt" fo:font-weight="bold" style:font-name-asian="Times New Roman1" style:font-size-asian="14pt" style:font-weight-asian="bold" style:font-size-complex="14pt"/>
    </style:style>
    <style:style style:name="P18" style:family="paragraph" style:parent-style-name="Standard">
      <style:paragraph-properties fo:margin-top="0.494cm" fo:margin-bottom="0cm" style:contextual-spacing="false"/>
      <style:text-properties style:font-name="Times New Roman" fo:font-size="14pt" fo:language="it" fo:country="IT" style:font-name-asian="Times New Roman1" style:font-size-asian="14pt" style:font-size-complex="14pt"/>
    </style:style>
    <style:style style:name="P19" style:family="paragraph" style:parent-style-name="Standard">
      <style:paragraph-properties fo:margin-top="0.494cm" fo:margin-bottom="0cm" style:contextual-spacing="false"/>
    </style:style>
    <style:style style:name="P20" style:family="paragraph" style:parent-style-name="Standard">
      <style:paragraph-properties fo:margin-top="0.494cm" fo:margin-bottom="0cm" style:contextual-spacing="false"/>
      <style:text-properties style:font-name="Garamond" fo:font-size="14pt" style:font-name-asian="Times New Roman1" style:font-size-asian="14pt" style:font-size-complex="14pt"/>
    </style:style>
    <style:style style:name="P21" style:family="paragraph" style:parent-style-name="Standard">
      <style:paragraph-properties fo:margin-top="0.494cm" fo:margin-bottom="0cm" style:contextual-spacing="false"/>
      <style:text-properties style:font-name="Garamond" fo:font-size="14pt" style:font-name-asian="Times New Roman1" style:font-size-asian="14pt" style:font-name-complex="Arial1" style:font-size-complex="14pt"/>
    </style:style>
    <style:style style:name="P22" style:family="paragraph" style:parent-style-name="Standard">
      <style:paragraph-properties fo:margin-top="0.494cm" fo:margin-bottom="0cm" style:contextual-spacing="false"/>
      <style:text-properties style:font-name="Garamond" fo:font-size="14pt" officeooo:paragraph-rsid="000b79bb" style:font-name-asian="Times New Roman1" style:font-size-asian="14pt" style:font-name-complex="Arial1" style:font-size-complex="14pt"/>
    </style:style>
    <style:style style:name="P23" style:family="paragraph" style:parent-style-name="Standard">
      <style:paragraph-properties fo:margin-left="4.995cm" fo:margin-right="0cm" fo:margin-top="0.494cm" fo:margin-bottom="0cm" style:contextual-spacing="false" fo:text-indent="0cm" style:auto-text-indent="false"/>
      <style:text-properties style:font-name="Garamond" fo:font-size="14pt" officeooo:rsid="000d3b2c" officeooo:paragraph-rsid="000d3b2c" style:font-name-asian="Times New Roman1" style:font-size-asian="14pt" style:font-name-complex="Arial1" style:font-size-complex="14pt"/>
    </style:style>
    <style:style style:name="P24" style:family="paragraph" style:parent-style-name="Standard">
      <style:paragraph-properties fo:margin-top="0.494cm" fo:margin-bottom="0cm" style:contextual-spacing="false"/>
      <style:text-properties style:font-name="Garamond" fo:font-size="14pt" style:font-name-asian="Times New Roman1" style:font-size-asian="14pt" style:font-name-complex="Liberation Serif1" style:font-size-complex="14pt"/>
    </style:style>
    <style:style style:name="P25" style:family="paragraph" style:parent-style-name="Standard">
      <style:paragraph-properties fo:margin-top="0.494cm" fo:margin-bottom="0cm" style:contextual-spacing="false"/>
      <style:text-properties style:font-name="Garamond" fo:font-size="14pt" officeooo:rsid="000b79bb" officeooo:paragraph-rsid="000b79bb" fo:background-color="#ffff00" style:font-name-asian="Times New Roman1" style:font-size-asian="14pt" style:font-size-complex="14pt"/>
    </style:style>
    <style:style style:name="P26" style:family="paragraph" style:parent-style-name="Standard">
      <style:paragraph-properties fo:margin-top="0.494cm" fo:margin-bottom="0cm" style:contextual-spacing="false"/>
      <style:text-properties style:font-name="Garamond" fo:font-size="14pt" officeooo:paragraph-rsid="000b79bb" fo:background-color="#ffff00" style:font-name-asian="Times New Roman1" style:font-size-asian="14pt" style:font-size-complex="14pt"/>
    </style:style>
    <style:style style:name="P27" style:family="paragraph" style:parent-style-name="Standard">
      <style:paragraph-properties fo:margin-top="0.494cm" fo:margin-bottom="0cm" style:contextual-spacing="false"/>
      <style:text-properties style:font-name="Garamond" fo:font-size="14pt" fo:background-color="#ffff00" style:font-name-asian="Times New Roman1" style:font-size-asian="14pt" style:font-size-complex="14pt"/>
    </style:style>
    <style:style style:name="P28" style:family="paragraph" style:parent-style-name="Standard">
      <style:paragraph-properties fo:margin-top="0.494cm" fo:margin-bottom="0cm" style:contextual-spacing="false"/>
      <style:text-properties style:font-name="Garamond" fo:font-size="14pt" fo:background-color="#ffff00" style:font-name-asian="Times New Roman1" style:font-size-asian="14pt" style:font-name-complex="Arial1" style:font-size-complex="14pt"/>
    </style:style>
    <style:style style:name="P29" style:family="paragraph" style:parent-style-name="Standard">
      <style:paragraph-properties fo:margin-top="0.494cm" fo:margin-bottom="0cm" style:contextual-spacing="false"/>
      <style:text-properties style:font-name="Garamond" fo:font-size="14pt" officeooo:paragraph-rsid="000b79bb" fo:background-color="#ffff00" style:font-name-asian="Times New Roman1" style:font-size-asian="14pt" style:font-name-complex="Arial1" style:font-size-complex="14pt"/>
    </style:style>
    <style:style style:name="P30" style:family="paragraph" style:parent-style-name="Standard">
      <style:paragraph-properties fo:margin-top="0.494cm" fo:margin-bottom="0cm" style:contextual-spacing="false"/>
      <style:text-properties style:font-name="Garamond" fo:font-size="14pt" officeooo:rsid="000fe273" officeooo:paragraph-rsid="000b79bb" fo:background-color="transparent" style:font-name-asian="Times New Roman1" style:font-size-asian="14pt" style:font-size-complex="14pt"/>
    </style:style>
    <style:style style:name="P31" style:family="paragraph" style:parent-style-name="Standard">
      <style:paragraph-properties fo:margin-top="0.494cm" fo:margin-bottom="0cm" style:contextual-spacing="false"/>
      <style:text-properties style:font-name="Garamond" fo:font-size="14pt" officeooo:rsid="000b79bb" officeooo:paragraph-rsid="000b79bb" fo:background-color="transparent" style:font-name-asian="Times New Roman1" style:font-size-asian="14pt" style:font-size-complex="14pt"/>
    </style:style>
    <style:style style:name="P32" style:family="paragraph" style:parent-style-name="Standard">
      <style:paragraph-properties fo:margin-top="0.494cm" fo:margin-bottom="0cm" style:contextual-spacing="false"/>
      <style:text-properties style:font-name="Garamond" fo:font-size="14pt" fo:font-weight="bold" style:font-name-asian="Times New Roman1" style:font-size-asian="14pt" style:font-weight-asian="bold" style:font-name-complex="Arial1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</style:style>
    <style:style style:name="P34" style:family="paragraph" style:parent-style-name="Standard">
      <style:paragraph-properties fo:margin-top="0cm" fo:margin-bottom="0.25cm" style:contextual-spacing="false" fo:line-height="115%" fo:orphans="0" fo:widows="0"/>
      <style:text-properties style:font-name="Arial" fo:font-size="14pt" style:font-name-asian="Times New Roman1" style:font-size-asian="14pt" style:font-name-complex="Arial1" style:font-size-complex="14pt"/>
    </style:style>
    <style:style style:name="P35" style:family="paragraph" style:parent-style-name="Standard">
      <style:paragraph-properties fo:margin-left="1.251cm" fo:margin-right="0cm" fo:margin-top="0cm" fo:margin-bottom="0.25cm" style:contextual-spacing="false" fo:line-height="115%" fo:orphans="0" fo:widows="0" fo:text-indent="0cm" style:auto-text-indent="false"/>
      <style:text-properties style:font-name="Arial" fo:font-size="14pt" style:font-name-asian="Times New Roman1" style:font-size-asian="14pt" style:font-name-complex="Arial1" style:font-size-complex="14pt"/>
    </style:style>
    <style:style style:name="P36" style:family="paragraph" style:parent-style-name="Standard">
      <style:paragraph-properties fo:margin-top="0.494cm" fo:margin-bottom="0cm" style:contextual-spacing="false"/>
      <style:text-properties style:font-name="Arial" fo:font-size="14pt" fo:font-weight="bold" style:font-name-asian="Times New Roman1" style:font-size-asian="14pt" style:font-weight-asian="bold" style:font-name-complex="Arial1" style:font-size-complex="14pt" style:font-weight-complex="bold"/>
    </style:style>
    <style:style style:name="P37" style:family="paragraph" style:parent-style-name="Standard">
      <style:paragraph-properties fo:margin-top="0.494cm" fo:margin-bottom="0cm" style:contextual-spacing="false"/>
      <style:text-properties style:font-name="Liberation Serif" fo:font-size="14pt" style:font-name-asian="Times New Roman1" style:font-size-asian="14pt" style:font-name-complex="Liberation Serif1" style:font-size-complex="14pt"/>
    </style:style>
    <style:style style:name="P38" style:family="paragraph" style:parent-style-name="Standard">
      <style:paragraph-properties fo:margin-top="0.494cm" fo:margin-bottom="0cm" style:contextual-spacing="false"/>
      <style:text-properties officeooo:rsid="000d3b2c" officeooo:paragraph-rsid="000d3b2c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paragraph-properties fo:margin-top="0.494cm" fo:margin-bottom="0cm" style:contextual-spacing="false"/>
      <style:text-properties officeooo:paragraph-rsid="000b79bb"/>
    </style:style>
    <style:style style:name="P41" style:family="paragraph" style:parent-style-name="Standard">
      <style:paragraph-properties fo:margin-top="0.494cm" fo:margin-bottom="0cm" style:contextual-spacing="false"/>
      <style:text-properties officeooo:paragraph-rsid="0011f3d5"/>
    </style:style>
    <style:style style:name="P42" style:family="paragraph" style:parent-style-name="Standard">
      <style:paragraph-properties fo:margin-top="0.494cm" fo:margin-bottom="0cm" style:contextual-spacing="false"/>
      <style:text-properties officeooo:paragraph-rsid="0011f3d5" fo:background-color="#ffff00"/>
    </style:style>
    <style:style style:name="P43" style:family="paragraph" style:parent-style-name="Normal_20__28_Web_29_">
      <style:paragraph-properties fo:margin-top="0cm" fo:margin-bottom="0cm" style:contextual-spacing="false" fo:line-height="100%" fo:break-before="page"/>
      <style:text-properties fo:font-size="18pt" fo:background-color="#ffff00" style:font-size-asian="18pt" style:font-size-complex="18pt"/>
    </style:style>
    <style:style style:name="P44" style:family="paragraph" style:parent-style-name="Standard">
      <style:paragraph-properties fo:margin-top="0.494cm" fo:margin-bottom="0cm" style:contextual-spacing="false"/>
      <style:text-properties officeooo:paragraph-rsid="00150ab8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Normal_20__28_Web_29_" style:master-page-name="First_20_Page">
      <style:paragraph-properties fo:margin-top="0cm" fo:margin-bottom="0cm" style:contextual-spacing="false" fo:line-height="100%" style:page-number="auto"/>
    </style:style>
    <style:style style:name="P47" style:family="paragraph" style:parent-style-name="Standard" style:list-style-name="L1">
      <style:paragraph-properties fo:margin-top="0.494cm" fo:margin-bottom="0cm" style:contextual-spacing="false"/>
    </style:style>
    <style:style style:name="P48" style:family="paragraph" style:parent-style-name="Standard" style:list-style-name="L1">
      <style:paragraph-properties fo:margin-top="0.494cm" fo:margin-bottom="0cm" style:contextual-spacing="false"/>
      <style:text-properties style:font-name="Times New Roman" fo:font-size="14pt" style:font-name-asian="Times New Roman1" style:font-size-asian="14pt" style:font-size-complex="14pt"/>
    </style:style>
    <style:style style:name="P49" style:family="paragraph" style:parent-style-name="Standard">
      <style:paragraph-properties fo:margin-top="0.494cm" fo:margin-bottom="0cm" style:contextual-spacing="false"/>
      <style:text-properties style:font-name="Times New Roman" fo:font-size="14pt" style:font-name-asian="Times New Roman1" style:font-size-asian="14pt" style:font-size-complex="14pt"/>
    </style:style>
    <style:style style:name="P50" style:family="paragraph" style:parent-style-name="Standard">
      <style:paragraph-properties fo:margin-top="0.494cm" fo:margin-bottom="0cm" style:contextual-spacing="false"/>
      <style:text-properties style:font-name="Times New Roman" fo:font-size="14pt" officeooo:rsid="001a66e1" officeooo:paragraph-rsid="001a66e1" style:font-name-asian="Times New Roman1" style:font-size-asian="14pt" style:font-size-complex="14pt"/>
    </style:style>
    <style:style style:name="P51" style:family="paragraph" style:parent-style-name="Standard" style:list-style-name="WWNum36">
      <style:paragraph-properties fo:margin-top="0.494cm" fo:margin-bottom="0cm" style:contextual-spacing="false"/>
    </style:style>
    <style:style style:name="P52" style:family="paragraph" style:parent-style-name="Standard" style:list-style-name="WWNum37">
      <style:paragraph-properties fo:margin-top="0.494cm" fo:margin-bottom="0cm" style:contextual-spacing="false"/>
    </style:style>
    <style:style style:name="P53" style:family="paragraph" style:parent-style-name="Standard" style:list-style-name="WWNum38">
      <style:paragraph-properties fo:margin-top="0.494cm" fo:margin-bottom="0cm" style:contextual-spacing="false"/>
    </style:style>
    <style:style style:name="P54" style:family="paragraph" style:parent-style-name="Standard" style:list-style-name="WWNum39">
      <style:paragraph-properties fo:margin-top="0.494cm" fo:margin-bottom="0cm" style:contextual-spacing="false"/>
    </style:style>
    <style:style style:name="T1" style:family="text">
      <style:text-properties officeooo:rsid="0011f3d5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background-color="#ffff00" loext:char-shading-value="0" style:font-size-asian="18pt" style:font-size-complex="18pt"/>
    </style:style>
    <style:style style:name="T4" style:family="text">
      <style:text-properties fo:font-size="18pt" officeooo:rsid="001a66e1" fo:background-color="#ffff00" loext:char-shading-value="0" style:font-size-asian="18pt" style:font-size-complex="18pt"/>
    </style:style>
    <style:style style:name="T5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Times New Roman" fo:font-size="18pt" fo:font-weight="bold" fo:background-color="#ffff00" loext:char-shading-value="0" style:font-size-asian="18pt" style:font-weight-asian="bold" style:font-size-complex="18pt" style:font-weight-complex="bold"/>
    </style:style>
    <style:style style:name="T7" style:family="text">
      <style:text-properties style:font-name="Times New Roman" fo:font-size="14pt" style:font-name-asian="Times New Roman1" style:font-size-asian="14pt" style:font-size-complex="14pt"/>
    </style:style>
    <style:style style:name="T8" style:family="text">
      <style:text-properties style:font-name="Times New Roman" fo:font-size="14pt" fo:background-color="#c0c0c0" loext:char-shading-value="0" style:font-name-asian="Times New Roman1" style:font-size-asian="14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fo:color="#000080" loext:opacity="100%" style:font-name="Times New Roman"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T11" style:family="text">
      <style:text-properties fo:color="#000080" loext:opacity="100%" style:font-name="Liberation Serif" fo:font-size="14pt" style:text-underline-style="solid" style:text-underline-width="auto" style:text-underline-color="font-color" style:font-name-asian="Times New Roman1" style:font-size-asian="14pt" style:font-name-complex="Liberation Serif1" style:font-size-complex="14pt"/>
    </style:style>
    <style:style style:name="T12" style:family="text">
      <style:text-properties fo:color="#000080" loext:opacity="100%" style:font-name="Garamond" fo:font-size="14pt" style:text-underline-style="solid" style:text-underline-width="auto" style:text-underline-color="font-color" fo:background-color="#ffff00" loext:char-shading-value="0" style:font-name-asian="Times New Roman1" style:font-size-asian="14pt" style:font-name-complex="Liberation Serif1" style:font-size-complex="14pt"/>
    </style:style>
    <style:style style:name="T13" style:family="text">
      <style:text-properties fo:color="#000080" loext:opacity="100%" style:font-name="Garamond" fo:font-size="14pt" style:text-underline-style="solid" style:text-underline-width="auto" style:text-underline-color="font-color" fo:background-color="#ffff00" loext:char-shading-value="0" style:font-name-asian="Times New Roman1" style:font-size-asian="14pt" style:font-size-complex="14pt"/>
    </style:style>
    <style:style style:name="T14" style:family="text">
      <style:text-properties style:font-name="Liberation Serif" fo:font-size="14pt" style:font-name-asian="Times New Roman1" style:font-size-asian="14pt" style:font-name-complex="Liberation Serif1" style:font-size-complex="14pt"/>
    </style:style>
    <style:style style:name="T15" style:family="text">
      <style:text-properties style:font-name="Garamond" fo:font-size="14pt" fo:font-weight="bold" fo:background-color="#ffff00" loext:char-shading-value="0" style:font-name-asian="Times New Roman1" style:font-size-asian="14pt" style:font-weight-asian="bold" style:font-name-complex="Arial1" style:font-size-complex="14pt" style:font-weight-complex="bold"/>
    </style:style>
    <style:style style:name="T16" style:family="text">
      <style:text-properties style:font-name="Garamond" fo:font-size="14pt" style:font-name-asian="Times New Roman1" style:font-size-asian="14pt" style:font-size-complex="14pt"/>
    </style:style>
    <style:style style:name="T17" style:family="text">
      <style:text-properties style:font-name="Garamond" fo:font-size="14pt" style:font-name-asian="Times New Roman1" style:font-size-asian="14pt" style:font-name-complex="Arial1" style:font-size-complex="14pt"/>
    </style:style>
    <style:style style:name="T18" style:family="text">
      <style:text-properties style:font-name="Garamond" fo:font-size="14pt" style:font-name-asian="Times New Roman1" style:font-size-asian="14pt" style:font-name-complex="Liberation Serif1" style:font-size-complex="14pt"/>
    </style:style>
    <style:style style:name="T19" style:family="text">
      <style:text-properties style:font-name="Garamond" fo:font-size="14pt" fo:font-style="italic" style:font-name-asian="Times New Roman1" style:font-size-asian="14pt" style:font-style-asian="italic" style:font-name-complex="Liberation Serif1" style:font-size-complex="14pt"/>
    </style:style>
    <style:style style:name="T20" style:family="text">
      <style:text-properties style:font-name="Garamond" fo:font-size="14pt" fo:background-color="#ffff00" loext:char-shading-value="0" style:font-name-asian="Times New Roman1" style:font-size-asian="14pt" style:font-size-complex="14pt"/>
    </style:style>
    <style:style style:name="T21" style:family="text">
      <style:text-properties style:font-name="Garamond" fo:font-size="14pt" officeooo:rsid="000b79bb" fo:background-color="#ffff00" loext:char-shading-value="0" style:font-name-asian="Times New Roman1" style:font-size-asian="14pt" style:font-size-complex="14pt"/>
    </style:style>
    <style:style style:name="T22" style:family="text">
      <style:text-properties style:font-name="Garamond" fo:font-size="14pt" officeooo:rsid="0011f3d5" fo:background-color="#ffff00" loext:char-shading-value="0" style:font-name-asian="Times New Roman1" style:font-size-asian="14pt" style:font-size-complex="14pt"/>
    </style:style>
    <style:style style:name="T23" style:family="text">
      <style:text-properties style:font-name="Garamond" fo:font-size="14pt" fo:background-color="#ffff00" loext:char-shading-value="0" style:font-name-asian="Times New Roman1" style:font-size-asian="14pt" style:font-name-complex="Arial1" style:font-size-complex="14pt"/>
    </style:style>
    <style:style style:name="T24" style:family="text">
      <style:text-properties style:font-name="Garamond" fo:font-size="14pt" officeooo:rsid="000b79bb" fo:background-color="transparent" loext:char-shading-value="0" style:font-name-asian="Times New Roman1" style:font-size-asian="14pt" style:font-size-complex="14pt"/>
    </style:style>
    <style:style style:name="T25" style:family="text">
      <style:text-properties officeooo:rsid="000fe273" fo:background-color="transparent" loext:char-shading-value="0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34906"/>
    </style:style>
    <style:style style:name="T28" style:family="text">
      <style:text-properties fo:font-weight="bold"/>
    </style:style>
    <style:style style:name="T29" style:family="text">
      <style:text-properties officeooo:rsid="00150ab8"/>
    </style:style>
    <style:style style:name="T30" style:family="text">
      <style:text-properties officeooo:rsid="0016b48d"/>
    </style:style>
    <style:style style:name="T31" style:family="text">
      <style:text-properties style:text-underline-style="none"/>
    </style:style>
    <style:style style:name="T32" style:family="text">
      <style:text-properties fo:language="it" fo:country="IT"/>
    </style:style>
    <style:style style:name="T33" style:family="text">
      <style:text-properties fo:language="it" fo:country="IT" fo:font-weight="bold"/>
    </style:style>
    <style:style style:name="T34" style:family="text">
      <style:text-properties officeooo:rsid="00187241"/>
    </style:style>
    <style:style style:name="T35" style:family="text">
      <style:text-properties officeooo:rsid="001a66e1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2">NOME CORSO: </text:span><text:span text:style-name="T3">ITS_ICT_ </text:span><text:span text:style-name="T4">ERP, FINTECH, DIGITAL, AR/VR</text:span></text:p>
      <text:p text:style-name="P43"/>
      <text:p text:style-name="P5"/>
      <text:p text:style-name="P4"><text:span text:style-name="T2">Unità Formativa (UF): </text:span><text:span text:style-name="T3">Copyright e norme giuridiche del mondo digitale</text:span></text:p>
      <text:p text:style-name="P5"/>
      <text:p text:style-name="P39"><text:span text:style-name="T5">Docente: </text:span><text:span text:style-name="T6">R. DIENA</text:span></text:p>
      <text:p text:style-name="P6"/>
      <text:p text:style-name="P39"><text:span text:style-name="T5">Titolo argomento: </text:span><text:span text:style-name="T6">Sinossi generale corso</text:span></text:p>
      <text:p text:style-name="P19"><text:span text:style-name="T7">Programma corso 20h R.DIENA </text:span></text:p>
      <text:p text:style-name="P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3" office:value-type="string">
            <text:p text:style-name="P34">Diritto d'autore</text:p>
          </table:table-cell>
          <table:table-cell table:style-name="Tabella1.B1" office:value-type="string">
            <text:p text:style-name="P35">Principi generali di diritto - persone e società</text:p>
          </table:table-cell>
        </table:table-row>
        <table:table-row table:style-name="Tabella1.1">
          <table:covered-table-cell table:style-name="Tabella1.A2"/>
          <table:table-cell table:style-name="Tabella1.B2" office:value-type="string">
            <text:p text:style-name="P35">I soggetti del diritto d'autore e le opere tutelate</text:p>
          </table:table-cell>
        </table:table-row>
        <table:table-row table:style-name="Tabella1.1">
          <table:covered-table-cell table:style-name="Tabella1.A2"/>
          <table:table-cell table:style-name="Tabella1.B2" office:value-type="string">
            <text:p text:style-name="P35">I diritti connessi - il software - i database</text:p>
          </table:table-cell>
        </table:table-row>
        <table:table-row table:style-name="Tabella1.1">
          <table:table-cell table:style-name="Tabella1.A4" table:number-rows-spanned="2" office:value-type="string">
            <text:p text:style-name="P34">Tutela dei diritti e Privacy</text:p>
          </table:table-cell>
          <table:table-cell table:style-name="Tabella1.B2" office:value-type="string">
            <text:p text:style-name="P35">Pubblicità e privacy</text:p>
          </table:table-cell>
        </table:table-row>
        <table:table-row table:style-name="Tabella1.1">
          <table:covered-table-cell table:style-name="Tabella1.A5"/>
          <table:table-cell table:style-name="Tabella1.B2" office:value-type="string">
            <text:p text:style-name="P35">Marchi - brevetti </text:p>
          </table:table-cell>
        </table:table-row>
      </table:table>
      <text:p text:style-name="P44"/>
      <text:p text:style-name="P44"><text:a xlink:type="simple" xlink:href="https://www.insidemarketing.it/glossario/definizione/marchio/" office:target-frame-name="_blank" xlink:show="new" text:style-name="Internet_20_link" text:visited-style-name="Visited_20_Internet_20_Link">https://www.insidemarketing.it/glossario/definizione/marchio/</text:a> </text:p>
      <text:p text:style-name="P44">Valore del marchio: <text:a xlink:type="simple" xlink:href="https://it.economy-pedia.com/11032101-brand-value" text:style-name="Internet_20_link" text:visited-style-name="Visited_20_Internet_20_Link"><text:span text:style-name="Internet_20_link">https://it.economy-pedia.com/11032101-brand-value</text:span></text:a></text:p>
      <text:p text:style-name="P15">Brand Reputation <text:a xlink:type="simple" xlink:href="https://www.ipsos.com/it-it/brand-reputation-come-misurarla" text:style-name="Internet_20_link" text:visited-style-name="Visited_20_Internet_20_Link">https://www.ipsos.com/it-it/brand-reputation-come-misurarla</text:a></text:p>
      <text:p text:style-name="P7"><text:a xlink:type="simple" xlink:href="https://forbes.it/2024/01/17/apple-brand-di-maggior-valore-al-mondo-in-italia-gucci-e-ferrari/" text:style-name="Internet_20_link" text:visited-style-name="Visited_20_Internet_20_Link">https://forbes.it/2024/01/17/apple-brand-di-maggior-valore-al-mondo-in-italia-gucci-e-ferrari/</text:a></text:p>
      <text:p text:style-name="P19"><text:span text:style-name="Internet_20_link"><text:span text:style-name="T7"/></text:span></text:p>
      <text:p text:style-name="P19"><text:span text:style-name="T7">Valore brand </text:span><text:a xlink:type="simple" xlink:href="https://forbes.it/2019/05/23/top-brand-la-classifica-forbes-dei-100-marchi-con-maggior-valore-del-mondo-nel-2019/" office:target-frame-name="_blank" xlink:show="new" text:style-name="Standard" text:visited-style-name="Standard"><text:span text:style-name="T10">https://forbes.it/2019/05/23/top-brand-la-classifica-forbes-dei-100-marchi-con-maggior-valore-del-mondo-nel-2019/</text:span></text:a><text:span text:style-name="T7"> </text:span></text:p>
      <text:p text:style-name="P14"/>
      <text:p text:style-name="P15"><text:soft-page-break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9">Marchio:</text:p>
          </table:table-cell>
          <table:table-cell table:style-name="Tabella2.B1" office:value-type="string">
            <text:p text:style-name="P10">Valore <text:span text:style-name="T30">B$</text:span> <text:span text:style-name="T30">2019</text:span></text:p>
          </table:table-cell>
          <table:table-cell table:style-name="Tabella2.B1" office:value-type="string">
            <text:p text:style-name="P11"><text:span text:style-name="T27">Fatturato </text:span><text:span text:style-name="T30">B$</text:span> <text:span text:style-name="T30">2019</text:span></text:p>
          </table:table-cell>
          <table:table-cell table:style-name="Tabella2.D1" office:value-type="string">
            <text:p text:style-name="P13">V/F% <text:span text:style-name="T30">2019</text:span></text:p>
          </table:table-cell>
        </table:table-row>
        <table:table-row table:style-name="Tabella2.1">
          <table:table-cell table:style-name="Tabella2.A2" office:value-type="string">
            <text:p text:style-name="P16">#1. Apple</text:p>
          </table:table-cell>
          <table:table-cell table:style-name="Tabella2.B2" office:value-type="string">
            <text:p text:style-name="P10">205,5 </text:p>
          </table:table-cell>
          <table:table-cell table:style-name="Tabella2.B2" office:value-type="string">
            <text:p text:style-name="P12">260</text:p>
          </table:table-cell>
          <table:table-cell table:style-name="Tabella2.D2" office:value-type="string">
            <text:p text:style-name="P12">79</text:p>
          </table:table-cell>
        </table:table-row>
        <table:table-row table:style-name="Tabella2.1">
          <table:table-cell table:style-name="Tabella2.A2" office:value-type="string">
            <text:p text:style-name="P16">#2. Google</text:p>
          </table:table-cell>
          <table:table-cell table:style-name="Tabella2.B2" office:value-type="string">
            <text:p text:style-name="P10">167,7 </text:p>
          </table:table-cell>
          <table:table-cell table:style-name="Tabella2.B2" office:value-type="string">
            <text:p text:style-name="P12">111</text:p>
          </table:table-cell>
          <table:table-cell table:style-name="Tabella2.D2" office:value-type="string">
            <text:p text:style-name="P12">151</text:p>
          </table:table-cell>
        </table:table-row>
        <table:table-row table:style-name="Tabella2.1">
          <table:table-cell table:style-name="Tabella2.A2" office:value-type="string">
            <text:p text:style-name="P16">#3. Microsoft</text:p>
          </table:table-cell>
          <table:table-cell table:style-name="Tabella2.B2" office:value-type="string">
            <text:p text:style-name="P10">125,3 </text:p>
          </table:table-cell>
          <table:table-cell table:style-name="Tabella2.B2" office:value-type="string">
            <text:p text:style-name="P12">126</text:p>
          </table:table-cell>
          <table:table-cell table:style-name="Tabella2.D2" office:value-type="string">
            <text:p text:style-name="P12">99</text:p>
          </table:table-cell>
        </table:table-row>
        <table:table-row table:style-name="Tabella2.1">
          <table:table-cell table:style-name="Tabella2.A2" office:value-type="string">
            <text:p text:style-name="P16">#4. Amazon</text:p>
          </table:table-cell>
          <table:table-cell table:style-name="Tabella2.B2" office:value-type="string">
            <text:p text:style-name="P10">97 </text:p>
          </table:table-cell>
          <table:table-cell table:style-name="Tabella2.B2" office:value-type="string">
            <text:p text:style-name="P12">513</text:p>
          </table:table-cell>
          <table:table-cell table:style-name="Tabella2.D2" office:value-type="string">
            <text:p text:style-name="P12">19</text:p>
          </table:table-cell>
        </table:table-row>
        <table:table-row table:style-name="Tabella2.1">
          <table:table-cell table:style-name="Tabella2.A2" office:value-type="string">
            <text:p text:style-name="P16">#5. Facebook</text:p>
          </table:table-cell>
          <table:table-cell table:style-name="Tabella2.B2" office:value-type="string">
            <text:p text:style-name="P10">88,9 </text:p>
          </table:table-cell>
          <table:table-cell table:style-name="Tabella2.B2" office:value-type="string">
            <text:p text:style-name="P12">71</text:p>
          </table:table-cell>
          <table:table-cell table:style-name="Tabella2.D2" office:value-type="string">
            <text:p text:style-name="P12">125</text:p>
          </table:table-cell>
        </table:table-row>
        <table:table-row table:style-name="Tabella2.1">
          <table:table-cell table:style-name="Tabella2.A2" office:value-type="string">
            <text:p text:style-name="P16">#6 Coca-Cola</text:p>
          </table:table-cell>
          <table:table-cell table:style-name="Tabella2.B2" office:value-type="string">
            <text:p text:style-name="P10">59,2 </text:p>
          </table:table-cell>
          <table:table-cell table:style-name="Tabella2.B2" office:value-type="string">
            <text:p text:style-name="P12">37,3</text:p>
          </table:table-cell>
          <table:table-cell table:style-name="Tabella2.D2" office:value-type="string">
            <text:p text:style-name="P12">159</text:p>
          </table:table-cell>
        </table:table-row>
        <table:table-row table:style-name="Tabella2.1">
          <table:table-cell table:style-name="Tabella2.A2" office:value-type="string">
            <text:p text:style-name="P16">#7 Samsung</text:p>
          </table:table-cell>
          <table:table-cell table:style-name="Tabella2.B2" office:value-type="string">
            <text:p text:style-name="P10">53,1 </text:p>
          </table:table-cell>
          <table:table-cell table:style-name="Tabella2.B2" office:value-type="string">
            <text:p text:style-name="P10"/>
          </table:table-cell>
          <table:table-cell table:style-name="Tabella2.D2" office:value-type="string">
            <text:p text:style-name="P10"/>
          </table:table-cell>
        </table:table-row>
        <table:table-row table:style-name="Tabella2.1">
          <table:table-cell table:style-name="Tabella2.A2" office:value-type="string">
            <text:p text:style-name="P16">#8. Disney</text:p>
          </table:table-cell>
          <table:table-cell table:style-name="Tabella2.B2" office:value-type="string">
            <text:p text:style-name="P10">52.2 </text:p>
          </table:table-cell>
          <table:table-cell table:style-name="Tabella2.B2" office:value-type="string">
            <text:p text:style-name="P10"/>
          </table:table-cell>
          <table:table-cell table:style-name="Tabella2.D2" office:value-type="string">
            <text:p text:style-name="P10"/>
          </table:table-cell>
        </table:table-row>
        <table:table-row table:style-name="Tabella2.1">
          <table:table-cell table:style-name="Tabella2.A2" office:value-type="string">
            <text:p text:style-name="P16">#9. Toyota</text:p>
          </table:table-cell>
          <table:table-cell table:style-name="Tabella2.B2" office:value-type="string">
            <text:p text:style-name="P10">44.6 </text:p>
          </table:table-cell>
          <table:table-cell table:style-name="Tabella2.B2" office:value-type="string">
            <text:p text:style-name="P10"/>
          </table:table-cell>
          <table:table-cell table:style-name="Tabella2.D2" office:value-type="string">
            <text:p text:style-name="P10"/>
          </table:table-cell>
        </table:table-row>
        <table:table-row table:style-name="Tabella2.1">
          <table:table-cell table:style-name="Tabella2.A2" office:value-type="string">
            <text:p text:style-name="P16">#10. McDonald’s</text:p>
          </table:table-cell>
          <table:table-cell table:style-name="Tabella2.B2" office:value-type="string">
            <text:p text:style-name="P10">43.8 </text:p>
          </table:table-cell>
          <table:table-cell table:style-name="Tabella2.B2" office:value-type="string">
            <text:p text:style-name="P10"/>
          </table:table-cell>
          <table:table-cell table:style-name="Tabella2.D2" office:value-type="string">
            <text:p text:style-name="P10"/>
          </table:table-cell>
        </table:table-row>
      </table:table>
      <text:p text:style-name="P18"><text:span text:style-name="T29">Fatturato Apple </text:span>$385.70 B.</text:p>
      <text:p text:style-name="P45">According to Apple's latest financial reports the company's current revenue (TTM) is <text:span text:style-name="T28">$385.70 B</text:span>. In 2022 the company made a revenue of $387.53 B an increase over the years 2021 revenue that were of $378.32 B. The revenue is the total amount of income that a company generates by the sale of goods or services.</text:p>
      <text:p text:style-name="P7">Esempi concreti: </text:p>
      <text:list text:style-name="L1">
        <text:list-item>
          <text:p text:style-name="P48"><text:a xlink:type="simple" xlink:href="https://it.wikipedia.org/wiki/Fila_(azienda)" text:style-name="Internet_20_link" text:visited-style-name="Visited_20_Internet_20_Link">https://it.wikipedia.org/wiki/Fila_(azienda)</text:a> <text:s/><text:a xlink:type="simple" xlink:href="https://eosmarketing.it/fila-storia-rebranding-successo/" text:style-name="Internet_20_link" text:visited-style-name="Visited_20_Internet_20_Link">https://eosmarketing.it/fila-storia-rebranding-successo/</text:a></text:p>
        </text:list-item>
        <text:list-item>
          <text:p text:style-name="P47"><text:a xlink:type="simple" xlink:href="https://it.wikipedia.org/wiki/Air_Jordan" text:style-name="Internet_20_link" text:visited-style-name="Visited_20_Internet_20_Link"><text:span text:style-name="T7">https://it.wikipedia.org/wiki/Air_Jordan</text:span></text:a><text:span text:style-name="T7"> <text:s/></text:span><text:span text:style-name="T32">Jordan ha un patrimonio di </text:span><text:span text:style-name="T33">3 miliardi di dollari</text:span><text:span text:style-name="T32">, frutto anche dei milioni che incassa ogni anno dalla Nike (260 solo nel 2022)</text:span> <text:s/><text:span text:style-name="T34">contratto iniziale mamma 5%</text:span></text:p>
        </text:list-item>
      </text:list>
      <text:list text:style-name="WWNum36">
        <text:list-item>
          <text:p text:style-name="P51"><text:span text:style-name="T7">Al bano – Michel Jackson </text:span><text:a xlink:type="simple" xlink:href="https://www.rockol.it/news-728419/al-bano-contro-michael-jackson-causa-plagio-i-cigni-di-balaka" text:style-name="Standard" text:visited-style-name="Standard"><text:span text:style-name="T10">https://www.rockol.it/news-728419/al-bano-contro-michael-jackson-causa-plagio-i-cigni-di-balaka</text:span></text:a></text:p>
        </text:list-item>
      </text:list>
      <text:p text:style-name="P7"/>
      <text:list text:style-name="WWNum37">
        <text:list-item>
          <text:p text:style-name="P52"><text:soft-page-break/><text:span text:style-name="T7">LIDL Lindt Conigli cioccolato (CH) </text:span><text:a xlink:type="simple" xlink:href="https://www.corriere.it/cook/news/22_ottobre_01/lidl-costretta-distruggere-suoi-coniglietti-cioccolato-troppo-simili-quelli-lindt-ccb3bcfa-4165-11ed-b75b-b72dca12f1fd.shtml" text:style-name="Standard" text:visited-style-name="Standard"><text:span text:style-name="T10">https://www.corriere.it/cook/news/22_ottobre_01/lidl-costretta-distruggere-suoi-coniglietti-cioccolato-troppo-simili-quelli-lindt-ccb3bcfa-4165-11ed-b75b-b72dca12f1fd.shtml</text:span></text:a></text:p>
        </text:list-item>
      </text:list>
      <text:p text:style-name="P7"/>
      <text:list text:style-name="WWNum38">
        <text:list-item>
          <text:p text:style-name="P53"><text:span text:style-name="T7">Terravision – Google Earth Netflix Codice 1B$ </text:span><text:a xlink:type="simple" xlink:href="https://tech.everyeye.it/notizie/qual-vera-storia-il-codice-miliardo-dollari-google-terravision-546750.html" text:style-name="Standard" text:visited-style-name="Standard"><text:span text:style-name="T10">https://tech.everyeye.it/notizie/qual-vera-storia-il-codice-miliardo-dollari-google-terravision-546750.html</text:span></text:a></text:p>
        </text:list-item>
      </text:list>
      <text:p text:style-name="P7"/>
      <text:list text:style-name="WWNum39">
        <text:list-item>
          <text:p text:style-name="P54"><text:span text:style-name="T7">Samsung Apple brevetti </text:span><text:a xlink:type="simple" xlink:href="https://it.wikipedia.org/wiki/Apple_contro_Samsung_Electronics" text:style-name="Standard" text:visited-style-name="Standard"><text:span text:style-name="T10">https://it.wikipedia.org/wiki/Apple_contro_Samsung_Electronics</text:span></text:a></text:p>
        </text:list-item>
      </text:list>
      <text:p text:style-name="P7"/>
      <text:p text:style-name="P36">Diritto d'autore</text:p>
      <text:p text:style-name="P19"><text:a xlink:type="simple" xlink:href="https://www.unipi.it/ateneo/governo/amm/legale/lineeguida-dirittoautore.pdf" text:style-name="Standard" text:visited-style-name="Standard"><text:span text:style-name="T10">https://www.unipi.it/ateneo/governo/amm/legale/lineeguida-dirittoautore.pdf</text:span></text:a></text:p>
      <text:p text:style-name="P7"/>
      <text:p text:style-name="P7"/>
      <text:p text:style-name="P37">Coca Cola vs. Pepsi <text:a xlink:type="simple" xlink:href="https://www.marketingignorante.it/la-guerra-generazionale-tra-pepsi-vs-coca-cola/" text:style-name="Internet_20_link" text:visited-style-name="Visited_20_Internet_20_Link">https://www.marketingignorante.it/la-guerra-generazionale-tra-pepsi-vs-coca-cola/</text:a></text:p>
      <text:p text:style-name="P37"/>
      <text:p text:style-name="P7">Serie Netflix “Pepsi dove è il mio jet” Harrier 7 milioni punti</text:p>
      <text:p text:style-name="P50">Red Bull “ti mette le ali” , controversia extralegale conclusa con 13 M€</text:p>
      <text:p text:style-name="P19"><text:span text:style-name="T14">Lolly pop </text:span><text:a xlink:type="simple" xlink:href="http://www.brand-identikit.it/articoli/chupa-chups-il-brand-da-leccare" text:style-name="Standard" text:visited-style-name="Standard"><text:span text:style-name="T11">http://www.brand-identikit.it/articoli/chupa-chups-il-brand-da-leccare</text:span></text:a></text:p>
      <text:p text:style-name="P7"/>
      <text:p text:style-name="P19"><text:span text:style-name="T7">Dati, banche dati </text:span><text:a xlink:type="simple" xlink:href="https://ledibooks.com/opendata/chapter/cap-2/" text:style-name="Standard" text:visited-style-name="Standard"><text:span text:style-name="T10">https://ledibooks.com/opendata/chapter/cap-2/</text:span></text:a></text:p>
      <text:p text:style-name="P7"/>
      <text:p text:style-name="P19"><text:span text:style-name="T7">Ufficio brevetti Uccio ! </text:span><text:a xlink:type="simple" xlink:href="https://www.youtube.com/watch?v=lJuG3-GE7js" text:style-name="Standard" text:visited-style-name="Standard"><text:span text:style-name="T10">https://www.youtube.com/watch?v=lJuG3-GE7js</text:span></text:a></text:p>
      <text:p text:style-name="P7"><text:soft-page-break/></text:p>
      <text:p text:style-name="P19"><text:span text:style-name="T7">Brevettabilità software : </text:span><text:a xlink:type="simple" xlink:href="https://www.ufficiobrevetti.it/software/" text:style-name="Standard" text:visited-style-name="Standard"><text:span text:style-name="T10">https://www.ufficiobrevetti.it/software/</text:span></text:a></text:p>
      <text:p text:style-name="P7"/>
      <text:p text:style-name="P7">Discussione ! </text:p>
      <text:p text:style-name="P7"/>
      <text:p text:style-name="P7">Lezione<text:span text:style-name="T35">2</text:span></text:p>
      <text:p text:style-name="P50">Brevetti Google Patent , ricerca di brevetti nel settore del corso</text:p>
      <text:p text:style-name="P19"><text:a xlink:type="simple" xlink:href="https://worldwide.espacenet.com/" text:style-name="Internet_20_link" text:visited-style-name="Visited_20_Internet_20_Link"><text:span text:style-name="Internet_20_link"><text:span text:style-name="T7">https://worldwide.espacenet.com/</text:span></text:span></text:a></text:p>
      <text:p text:style-name="P7"/>
      <text:p text:style-name="P8"/>
      <text:p text:style-name="P8">CONTRATTO SVILUPPO SOFTWARE</text:p>
      <text:p text:style-name="Standard"><text:a xlink:type="simple" xlink:href="https://drive.google.com/file/d/18vJkTBn6lSDyfhjxZXI64LURXgJOFkW_/view" office:target-frame-name="_blank" xlink:show="new" text:style-name="Internet_20_link" text:visited-style-name="Visited_20_Internet_20_Link"><text:span text:style-name="Internet_20_link"><text:span text:style-name="T9">https://drive.google.com/file/d/18vJkTBn6lSDyfhjxZXI64LURXgJOFkW_/view</text:span></text:span></text:a></text:p>
      <text:p text:style-name="P7"/>
      <text:p text:style-name="P19"><text:a xlink:type="simple" xlink:href="https://www.wipo.int/lisbon/en/" text:style-name="Internet_20_link" text:visited-style-name="Visited_20_Internet_20_Link"><text:span text:style-name="Internet_20_link"><text:span text:style-name="T7">https://www.wipo.int/lisbon/en/</text:span></text:span></text:a><text:span text:style-name="Internet_20_link"><text:span text:style-name="T7"> <text:s/>V</text:span></text:span><text:span text:style-name="T7">IDEO</text:span></text:p>
      <text:p text:style-name="P7"/>
      <text:p text:style-name="P7">Ma Jambon d’Aoste !!!! <text:s/></text:p>
      <text:p text:style-name="P19"><text:a xlink:type="simple" xlink:href="https://aoste.fr/" text:style-name="Internet_20_link" text:visited-style-name="Visited_20_Internet_20_Link"><text:span text:style-name="Internet_20_link"><text:span text:style-name="T7">https://aoste.fr/</text:span></text:span></text:a></text:p>
      <text:p text:style-name="P7"/>
      <text:p text:style-name="P19"><text:span text:style-name="T7"><text:s/></text:span><text:a xlink:type="simple" xlink:href="https://www.journaldunet.com/economie/agroalimentaire/1065370-ces-produits-du-terroir-qui-peuvent-venir-d-ailleurs/1065386-rillettes-du-mans" text:style-name="Internet_20_link" text:visited-style-name="Visited_20_Internet_20_Link"><text:span text:style-name="Internet_20_link"><text:span text:style-name="T7">https://www.journaldunet.com/economie/agroalimentaire/1065370-ces-produits-du-terroir-qui-peuvent-venir-d-ailleurs/1065386-rillettes-du-mans</text:span></text:span></text:a></text:p>
      <text:p text:style-name="P7"/>
      <text:p text:style-name="P17">ITALIAN SOUNDING FOOD</text:p>
      <text:p text:style-name="P19"><text:a xlink:type="simple" xlink:href="https://www.sistemieconsulenze.it/alimenti-italiani-piu-copiati-nel-mondo/" text:style-name="Internet_20_link" text:visited-style-name="Visited_20_Internet_20_Link"><text:span text:style-name="Internet_20_link"><text:span text:style-name="T7">https://www.sistemieconsulenze.it/alimenti-italiani-piu-copiati-nel-mondo/</text:span></text:span></text:a></text:p>
      <text:p text:style-name="P7"/>
      <text:p text:style-name="P7"><text:soft-page-break/>Olio d’oliva</text:p>
      <text:p text:style-name="P19"><text:a xlink:type="simple" xlink:href="https://www.journaldunet.com/economie/agroalimentaire/1065370-ces-produits-du-terroir-qui-peuvent-venir-d-ailleurs/1065387-huile-d-olive" text:style-name="Internet_20_link" text:visited-style-name="Visited_20_Internet_20_Link"><text:span text:style-name="Internet_20_link"><text:span text:style-name="T7">https://www.journaldunet.com/economie/agroalimentaire/1065370-ces-produits-du-terroir-qui-peuvent-venir-d-ailleurs/1065387-huile-d-olive</text:span></text:span></text:a></text:p>
      <text:p text:style-name="P7">Video PCT</text:p>
      <text:p text:style-name="P19"><text:a xlink:type="simple" xlink:href="https://www.wipo.int/pct/en/" text:style-name="Internet_20_link" text:visited-style-name="Visited_20_Internet_20_Link"><text:span text:style-name="Internet_20_link"><text:span text:style-name="T7">https://www.wipo.int/pct/en/#</text:span></text:span></text:a></text:p>
      <text:p text:style-name="P7"/>
      <text:p text:style-name="P32">Tutela dei diritti e Privacy</text:p>
      <text:p text:style-name="P19"><text:span text:style-name="T16">GPDP <text:s/></text:span><text:a xlink:type="simple" xlink:href="https://www.youtube.com/watch?v=DxQEk_G5gfU" text:style-name="Internet_20_link" text:visited-style-name="Visited_20_Internet_20_Link"><text:span text:style-name="Internet_20_link"><text:span text:style-name="T16">https://www.youtube.com/watch?v=DxQEk_G5gfU</text:span></text:span></text:a></text:p>
      <text:p text:style-name="P19"><text:span text:style-name="T16">Storia </text:span><text:a xlink:type="simple" xlink:href="https://www.youtube.com/watch?v=jDLkHurCpKQ" text:style-name="Internet_20_link" text:visited-style-name="Visited_20_Internet_20_Link"><text:span text:style-name="Internet_20_link"><text:span text:style-name="T16">https://www.youtube.com/watch?v=jDLkHurCpKQ</text:span></text:span></text:a></text:p>
      <text:p text:style-name="P19"><text:span text:style-name="T16">GDPR </text:span><text:a xlink:type="simple" xlink:href="https://www.youtube.com/watch?v=WUyBmkeLWxM&amp;t=252s" text:style-name="Internet_20_link" text:visited-style-name="Visited_20_Internet_20_Link"><text:span text:style-name="Internet_20_link"><text:span text:style-name="T16">https://www.youtube.com/watch?v=WUyBmkeLWxM&amp;t=252s</text:span></text:span></text:a></text:p>
      <text:p text:style-name="P19"><text:span text:style-name="T16">Regole </text:span><text:a xlink:type="simple" xlink:href="https://www.youtube.com/watch?v=LmCLjyEc4-g" text:style-name="Internet_20_link" text:visited-style-name="Visited_20_Internet_20_Link"><text:span text:style-name="Internet_20_link"><text:span text:style-name="T16">https://www.youtube.com/watch?v=LmCLjyEc4-g</text:span></text:span></text:a></text:p>
      <text:p text:style-name="P19"><text:span text:style-name="T16">Scuola </text:span><text:a xlink:type="simple" xlink:href="https://www.youtube.com/watch?v=bR_9UcZGdaM" text:style-name="Internet_20_link" text:visited-style-name="Visited_20_Internet_20_Link"><text:span text:style-name="Internet_20_link"><text:span text:style-name="T16">https://www.youtube.com/watch?v=bR_9UcZGdaM</text:span></text:span></text:a></text:p>
      <text:p text:style-name="P19"><text:span text:style-name="T20">Cyber </text:span><text:a xlink:type="simple" xlink:href="https://www.youtube.com/watch?v=w069MilLZOI" text:style-name="Internet_20_link" text:visited-style-name="Visited_20_Internet_20_Link"><text:span text:style-name="Internet_20_link"><text:span text:style-name="T20">https://www.youtube.com/watch?v=w069MilLZOI</text:span></text:span></text:a></text:p>
      <text:p text:style-name="P19"><text:a xlink:type="simple" xlink:href="https://www.garanteprivacy.it/temi/internet-e-nuove-tecnologie" text:style-name="Internet_20_link" text:visited-style-name="Visited_20_Internet_20_Link"><text:span text:style-name="Internet_20_link"><text:span text:style-name="T20">https://www.garanteprivacy.it/temi/internet-e-nuove-tecnologie</text:span></text:span></text:a></text:p>
      <text:p text:style-name="Standard"><text:span text:style-name="Internet_20_link"><text:span text:style-name="T31">scelta temi interessanti (a gruppi?)</text:span></text:span></text:p>
      <text:p text:style-name="P19"><text:span text:style-name="Internet_20_link"><text:span text:style-name="T20"/></text:span></text:p>
      <text:p text:style-name="P19"><text:span text:style-name="T20">ENISA </text:span><text:a xlink:type="simple" xlink:href="https://www.enisa.europa.eu/media/multimedia/videos/enisa-strategy-a-trusted-and-cyber-secure-europe" text:style-name="Internet_20_link" text:visited-style-name="Visited_20_Internet_20_Link"><text:span text:style-name="Internet_20_link"><text:span text:style-name="T20">https://www.enisa.europa.eu/media/multimedia/videos/enisa-strategy-a-trusted-and-cyber-secure-europe</text:span></text:span></text:a></text:p>
      <text:p text:style-name="P20"><text:bookmark text:name="_GoBack"/></text:p>
      <text:p text:style-name="P21"/>
      <text:p text:style-name="P28">Lensa esempio</text:p>
      <text:p text:style-name="P19"><text:a xlink:type="simple" xlink:href="https://www.repubblica.it/tecnologia/2022/12/08/news/cose_lensa_lapp_di_fotoritocco_che_usano_tutti_ma_che_non_dovresti_usare-377928323/" text:style-name="Internet_20_link" text:visited-style-name="Visited_20_Internet_20_Link"><text:span text:style-name="Internet_20_link"><text:span text:style-name="T20">https://www.repubblica.it/tecnologia/2022/12/08/news/cose_lensa_lapp_di_fotoritocco_che_usano_tutti_ma_che_non_dovresti_usare-377928323/</text:span></text:span></text:a></text:p>
      <text:p text:style-name="P20"/>
      <text:p text:style-name="P19"><text:soft-page-break/><text:span text:style-name="T23">Generale</text:span><text:span text:style-name="T15"> : </text:span><text:a xlink:type="simple" xlink:href="https://gdprscuola.it/sorveglianza-digitale-lallarme-dellonu-e-la-situazione-nelle-scuole/?utm_source=AC&amp;utm_medium=email&amp;utm_campaign=Sorveglianza+digitale%3A+l’allarme+dell’ONU+e+la+situazione+nelle+scuole&amp;utm_source=ActiveCampaign&amp;utm_medium=email&amp;utm_content=Sorveglianza+digitale%3A+l+allarme+dell+ONU+e+la+situazione+nelle+scuole&amp;utm_campaign=%5BGDPR+Scuola%5D+Sorveglianza+digitale%3A+l+allarme+dell+ONU+e+la+situazione+nelle+scuole" text:style-name="Standard" text:visited-style-name="Standard"><text:span text:style-name="T12">https://gdprscuola.it/sorveglianza-digitale-lallarme-dellonu-e-la-situazione-nelle-scuole/?utm_source=AC&amp;utm_medium=email&amp;utm_campaign=Sorveglianza+digitale%3A+l%E2%80%99allarme+dell%E2%80%99ONU+e+la+situazione+nelle+scuole&amp;utm_source=ActiveCampaign&amp;utm_medium=email&amp;utm_content=Sorveglianza+digitale%3A+l+allarme+dell+ONU+e+la+situazione+nelle+scuole&amp;utm_campaign=%5BGDPR+Scuola%5D+Sorveglianza+digitale%3A+l+allarme+dell+ONU+e+la+situazione+nelle+scuole</text:span></text:a></text:p>
      <text:p text:style-name="P27">Caffeina https://www.garanteprivacy.it/home/docweb/-/docweb-display/docweb/9782890</text:p>
      <text:p text:style-name="P20"/>
      <text:p text:style-name="P20">Diritti interessato</text:p>
      <text:p text:style-name="P25"/>
      <text:p text:style-name="P40"><text:span text:style-name="T24">Ripasso GDPR</text:span><text:span text:style-name="T21"> </text:span><text:a xlink:type="simple" xlink:href="https://m.youtube.com/watch?v=AtcA4D0RzQM" office:target-frame-name="_blank" xlink:show="new" text:style-name="Internet_20_link" text:visited-style-name="Visited_20_Internet_20_Link">https://m.youtube.com/watch?v=AtcA4D0RzQM</text:a> </text:p>
      <text:p text:style-name="P22">Sito Garante diritti/doveri</text:p>
      <text:p text:style-name="P38"><text:span text:style-name="T17">AdS </text:span><text:a xlink:type="simple" xlink:href="https://www.garanteprivacy.it/home/docweb/-/docweb-display/docweb/1577499" text:style-name="Internet_20_link" text:visited-style-name="Visited_20_Internet_20_Link"><text:span text:style-name="T17">https://www.garanteprivacy.it/home/docweb/-/docweb-display/docweb/1577499</text:span></text:a></text:p>
      <text:p text:style-name="P38"><text:span text:style-name="T17">AGID 02/2017 </text:span><text:a xlink:type="simple" xlink:href="https://www.agid.gov.it/it/sicurezza/misure-minime-sicurezza-ict" text:style-name="Internet_20_link" text:visited-style-name="Visited_20_Internet_20_Link"><text:span text:style-name="T17">https://www.agid.gov.it/it/sicurezza/misure-minime-sicurezza-ict</text:span></text:a></text:p>
      <text:p text:style-name="P23">modulo implementazione</text:p>
      <text:p text:style-name="P22">GDPR in my pocket <text:s/>app gratuita del Garante</text:p>
      <text:p text:style-name="P22">Art.32 GDPR </text:p>
      <text:p text:style-name="P29">https://www.cybersecurity360.it/legal/privacy-dati-personali/sicurezza-dei-dati-larticolo-32-del-gdpr-e-il-binomio-con-lo-standard-iso-27001/</text:p>
      <text:p text:style-name="P25"/>
      <text:p text:style-name="P31">https://www.marcoladiega.it/wp-content/uploads/2021/12/gdpr.guida_.per_.sviluppatori.pdf</text:p>
      <text:p text:style-name="P26">GDPR “Privacy primi passi” , cookies e banner, fingerprint, ecc.</text:p>
      <text:p text:style-name="P26"><text:a xlink:type="simple" xlink:href="https://www.mozilla.org/it/firefox/features/block-fingerprinting/" text:style-name="Internet_20_link" text:visited-style-name="Visited_20_Internet_20_Link"><text:soft-page-break/>https://www.mozilla.org/it/firefox/features/block-fingerprinting/</text:a></text:p>
      <text:p text:style-name="P26"><text:a xlink:type="simple" xlink:href="https://www.cookieserve.com/" text:style-name="Internet_20_link" text:visited-style-name="Visited_20_Internet_20_Link">https://www.cookieserve.com/</text:a> <text:span text:style-name="T25">esempio su sito </text:span><text:a xlink:type="simple" xlink:href="https://www.ferrari.com/it-IT" text:style-name="Internet_20_link" text:visited-style-name="Visited_20_Internet_20_Link"><text:span text:style-name="T25">https://www.ferrari.com/it-IT</text:span></text:a></text:p>
      <text:p text:style-name="P30"/>
      <text:p text:style-name="P19"><text:a xlink:type="simple" xlink:href="https://www.agendadigitale.eu/sicurezza/privacy/profilazione-per-finalita-pubblicitarie-norme-e-principi-a-tutela-dei-nostri-dati/" text:style-name="Standard" text:visited-style-name="Standard"><text:span text:style-name="T13">https://www.agendadigitale.eu/sicurezza/privacy/profilazione-per-finalita-pubblicitarie-norme-e-principi-a-tutela-dei-nostri-dati/</text:span></text:a></text:p>
      <text:p text:style-name="P41"><text:span text:style-name="T22">TikTok </text:span><text:a xlink:type="simple" xlink:href="https://nicolabernardi.nova100.ilsole24ore.com/2023/01/13/5-rischi-privacy-sicurezza-che-corre-tuo-figlio-usando-tiktok/" text:style-name="Internet_20_link" text:visited-style-name="Visited_20_Internet_20_Link"><text:span text:style-name="T26">https://nicolabernardi.nova100.ilsole24ore.com/2023/01/13/5-rischi-privacy-sicurezza-che-corre-tuo-figlio-usando-tiktok/</text:span></text:a></text:p>
      <text:p text:style-name="P42"/>
      <text:p text:style-name="P42"/>
      <text:p text:style-name="P19"><text:span text:style-name="T18">Test 27/01/2023: </text:span><text:span text:style-name="T19">Tema con Simulazione caso reale</text:span></text:p>
      <text:p text:style-name="P20"/>
      <text:p text:style-name="P24">Feedback del corso da parte allievi e valutazioni da parte docente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it" fo:country="IT" style:letter-kerning="false" style:font-name-asian="MS Mincho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MS Mincho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MS Mincho" style:font-family-asian="'MS Mincho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rpo_20_del_20_testo_20_31" style:display-name="Corpo del testo 31" style:family="paragraph" style:parent-style-name="Standard" style:default-outline-level="">
      <style:paragraph-properties fo:margin-top="0.212cm" fo:margin-bottom="0cm" style:contextual-spacing="false">
        <style:tab-stops>
          <style:tab-stop style:position="0.501cm"/>
        </style:tab-stops>
      </style:paragraph-properties>
      <style:text-properties fo:color="#000000" loext:opacity="100%"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style:contextual-spacing="false" fo:line-height="115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style:font-name="Century Gothic" fo:font-family="'Century Gothic'" style:font-family-generic="roman" style:font-pitch="variable" fo:font-size="12pt" style:font-size-asian="12pt" style:language-asian="it" style:country-asian="IT" style:font-size-complex="12pt"/>
    </style:style>
    <style:style style:name="Piè_20_di_20_pagina_20_Carattere" style:display-name="Piè di pagina Carattere" style:family="text">
      <style:text-properties style:font-name="Century Gothic" fo:font-family="'Century Gothic'" style:font-family-generic="roman" style:font-pitch="variable" fo:font-size="12pt" style:font-size-asian="12pt" style:language-asian="it" style:country-asian="IT" style:font-size-complex="12pt"/>
    </style:style>
    <style:style style:name="Testo_20_fumetto_20_Carattere" style:display-name="Testo fumetto Carattere" style:family="text">
      <style:text-properties style:font-name="Lucida Grande" fo:font-family="'Lucida Grande'" style:font-family-generic="roman" style:font-pitch="variable" fo:font-size="9pt" style:font-size-asian="9pt" style:language-asian="it" style:country-asian="IT" style:font-name-complex="Lucida Grande1" style:font-family-complex="'Lucida Grande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Corpo_20_testo_20_Carattere" style:display-name="Corpo testo Carattere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Testo_20_nota_20_a_20_piè_20_di_20_pagina_20_Carattere" style:display-name="Testo nota a piè di pagina Carattere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olo_20_9_20_Carattere" style:display-name="Titolo 9 Carattere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MS Mincho" style:font-family-asian="'MS Mincho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text-line-through-style="none" style:text-line-through-type="none"/>
    </style:style>
    <style:style style:name="ListLabel_20_21" style:display-name="ListLabel 21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fo:font-weight="bold" style:font-weight-asian="bold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="Century Gothic" fo:font-family="'Century Gothic'" style:font-family-generic="roman" style:font-pitch="variable"/>
    </style:style>
    <style:style style:name="ListLabel_20_77" style:display-name="ListLabel 7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06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176cm"/>
        </style:list-level-properties>
        <style:text-properties style:font-name="Symbol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446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5.716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8.256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9.526cm"/>
        </style:list-level-properties>
        <style:text-properties style:font-name="Symbol1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0.79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2.066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6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2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Normale" style:font-family-generic="swiss" style:font-pitch="variable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51cm" fo:text-indent="-0.635cm" fo:margin-left="0.951cm"/>
        </style:list-level-properties>
        <style:text-properties style:font-name="Symbol1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Symbol1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Symbol1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Normale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entury Gothic'" style:font-style-name="Normale" style:font-family-generic="swiss" style:font-pitch="variable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1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1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54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1"/>
      </text:list-level-style-bullet>
      <text:list-level-style-bullet text:level="2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1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1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66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72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style:font-name="Wingdings1"/>
      </text:list-level-style-bullet>
      <text:list-level-style-bullet text:level="2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1"/>
      </text:list-level-style-bullet>
      <text:list-level-style-bullet text:level="5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1"/>
      </text:list-level-style-bullet>
      <text:list-level-style-bullet text:level="8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7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77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Wingdings1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Symbol1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81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2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85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89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Wingdings1"/>
      </text:list-level-style-bullet>
      <text:list-level-style-bullet text:level="2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1"/>
      </text:list-level-style-bullet>
      <text:list-level-style-bullet text:level="5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1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3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97" loext:num-list-format="" style:num-suffix="" text:bullet-char="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ooter">
      <style:paragraph-properties fo:margin-left="2cm" fo:margin-right="0cm" fo:text-indent="0.25cm" style:auto-text-indent="false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11f3d5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21cm" fo:margin-left="2cm" fo:margin-right="2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51cm" fo:margin-left="0cm" fo:margin-right="0cm" fo:margin-bottom="2.85cm" style:dynamic-spacing="true"/>
      </style:header-style>
      <style:footer-style>
        <style:header-footer-properties fo:min-height="2.79cm" fo:margin-left="0cm" fo:margin-right="0cm" fo:margin-top="2.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frame draw:style-name="Mfr1" draw:name="Immagine 23" text:anchor-type="char" svg:y="0.529cm" svg:width="17.671cm" svg:height="1.63cm" draw:z-index="0"><draw:image xlink:href="Pictures/1000000000000905000000D54DC70E603FA4E7DD.jpg" xlink:type="simple" xlink:show="embed" xlink:actuate="onLoad" draw:mime-type="image/jpeg"/></draw:frame></text:p>
      </style:header>
      <style:footer>
        <text:p text:style-name="Footer"><draw:frame draw:style-name="Mfr2" draw:name="Immagine 5" text:anchor-type="char" svg:x="6.994cm" svg:y="-1.99cm" svg:width="3.641cm" svg:height="1.99cm" draw:z-index="1"><draw:image xlink:href="Pictures/10000001000000BA000000660DC9BFB3DCC325F7.png" xlink:type="simple" xlink:show="embed" xlink:actuate="onLoad" draw:mime-type="image/png"/><draw:contour-polygon svg:width="3.061cm" svg:height="2.021cm" svg:viewBox="0 0 3061 2021" draw:points="879,216 1022,2237 3798,2237 3940,216" draw:recreate-on-edit="false"/></draw:frame></text:p>
      </style:footer>
    </style:master-page>
    <style:master-page style:name="Converted1" style:page-layout-name="Mpm2" draw:style-name="Mdp1">
      <style:header>
        <text:p text:style-name="MP1"/>
      </style:header>
      <style:footer>
        <text:p text:style-name="MP3"><text:span text:style-name="MT1">T</text:span><text:page-number text:select-page="current">0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trizia Tomasulo</meta:initial-creator>
    <meta:editing-cycles>22</meta:editing-cycles>
    <meta:creation-date>2022-12-03T09:46:00</meta:creation-date>
    <dc:date>2024-03-16T09:21:39.368000000</dc:date>
    <meta:editing-duration>PT4H15S</meta:editing-duration>
    <meta:generator>LibreOffice/7.5.6.2$Windows_X86_64 LibreOffice_project/f654817fb68d6d4600d7d2f6b647e47729f55f15</meta:generator>
    <meta:document-statistic meta:table-count="2" meta:image-count="2" meta:object-count="0" meta:page-count="8" meta:paragraph-count="119" meta:word-count="434" meta:character-count="6013" meta:non-whitespace-character-count="5675"/>
    <meta:user-defined meta:name="AppVersion">16.0000</meta:user-defined>
    <meta:user-defined meta:name="ContentTypeId">0x010100ECF14C76EE5121428D938386F55E98CF</meta:user-defined>
    <meta:user-defined meta:name="MSIP_Label_defa4170-0d19-0005-0004-bc88714345d2_ActionId">a24a2114-2a7e-42d5-94bc-667972da83aa</meta:user-defined>
    <meta:user-defined meta:name="MSIP_Label_defa4170-0d19-0005-0004-bc88714345d2_ContentBits">0</meta:user-defined>
    <meta:user-defined meta:name="MSIP_Label_defa4170-0d19-0005-0004-bc88714345d2_Enabled" meta:value-type="string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2-10-20T15:56:08Z</meta:user-defined>
    <meta:user-defined meta:name="MSIP_Label_defa4170-0d19-0005-0004-bc88714345d2_SiteId" meta:value-type="string">d02caafd-d7d6-4ef9-970b-9350c6790fba</meta:user-defined>
    <meta:user-defined meta:name="MediaServiceImageTags" meta:value-type="string"/>
    <meta:template xlink:type="simple" xlink:actuate="onRequest" xlink:title="Normal" xlink:href=""/>
  </office:meta>
</office:document-meta>
</file>